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2cm" draw:marker-end-width="0.42cm" draw:stroke-linejoin="none" draw:fill="none" draw:fill-color="#579d1c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="none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7cm" svg:stroke-color="#ff420e" draw:marker-start-width="0.42cm" draw:marker-end-width="0.42cm" draw:stroke-linejoin="none" draw:fill="none" draw:fill-color="#ff420e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7cm" svg:stroke-color="#ff420e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579d1c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2" style:family="graphic" style:parent-style-name="standard">
      <style:graphic-properties svg:stroke-width="0.05cm" svg:stroke-color="#ff420e" draw:marker-start-width="0.38cm" draw:marker-end-width="0.38cm" draw:stroke-linejoin="none" draw:fill="none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79d1c" fo:text-shadow="none"/>
    </style:style>
    <style:style style:name="P3" style:family="paragraph">
      <style:paragraph-properties fo:text-align="center"/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20pt" fo:font-style="normal" fo:text-shadow="none" style:font-size-asian="20pt" style:font-style-asian="normal" style:font-size-complex="20pt" style:font-style-complex="normal"/>
    </style:style>
    <style:style style:name="P6" style:family="paragraph">
      <style:paragraph-properties fo:text-align="center"/>
      <style:text-properties fo:color="#ff420e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>
      <style:paragraph-properties fo:text-align="center"/>
      <style:text-properties fo:color="#0084d1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style:paragraph-properties fo:text-align="center"/>
      <style:text-properties fo:color="#579d1c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>
      <style:paragraph-properties fo:text-align="center"/>
      <style:text-properties fo:color="#ff420e" fo:text-shadow="none"/>
    </style:style>
    <style:style style:name="P10" style:family="paragraph">
      <style:paragraph-properties fo:text-align="center"/>
      <style:text-properties fo:color="#ff420e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11" style:family="paragraph">
      <style:text-properties fo:color="#004586" fo:font-family="'DejaVu Sans Condensed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center"/>
      <style:text-properties fo:color="#000000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20e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84d1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579d1c" fo:font-family="'DejaVu Sans Condensed'" style:font-family-generic="swiss" style:font-pitch="variable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420e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7" style:family="text">
      <style:text-properties fo:color="#004586" fo:font-family="'DejaVu Sans Condensed'" style:font-family-generic="swiss" style:font-pitch="variable" fo:font-weight="bold" style:font-weight-asian="bold" style:font-weight-complex="bold"/>
    </style:style>
    <style:style style:name="T8" style:family="text">
      <style:text-properties fo:color="#000000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1.426cm" svg:y="5.8cm">
          <text:p/>
          <draw:enhanced-geometry svg:viewBox="0 0 21600 21600" draw:mirror-horizontal="true" draw:type="line-callout-1" draw:modifiers="-23500.8 9229.38530734633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375cm" svg:height="1.25cm" svg:x="8.55cm" svg:y="6.3cm">
          <text:p text:style-name="P2"><text:span text:style-name="T1">programme</text:span></text:p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75cm" svg:height="4.625cm" svg:x="1.422cm" svg:y="8.425cm">
          <text:p/>
          <draw:enhanced-geometry svg:viewBox="0 0 21600 21600" draw:mirror-horizontal="true" draw:type="line-callout-1" draw:modifiers="-34530.5687203791 6462.25680933852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3.072cm" svg:height="0.875cm" svg:x="1.6cm" svg:y="11.925cm">
          <text:p text:style-name="P1"><text:span text:style-name="T2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72cm" svg:height="1cm" svg:x="1.6cm" svg:y="10.675cm">
          <text:p text:style-name="P1"><text:span text:style-name="T2">liaison</text:span></text:p>
          <text:p text:style-name="P1"><text:span text:style-name="T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072cm" svg:height="0.875cm" svg:x="1.6cm" svg:y="9.55cm">
          <text:p text:style-name="P1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072cm" svg:height="0.875cm" svg:x="1.6cm" svg:y="8.55cm">
          <text:p text:style-name="P1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2cm" svg:height="1.499cm" svg:x="1.578cm" svg:y="6.05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7.5cm" svg:height="3.375cm" svg:x="9.925cm" svg:y="8.925cm">
          <text:p text:style-name="P5"><text:span text:style-name="T3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9.25cm" svg:height="4.875cm" svg:x="8.425cm" svg:y="7.675cm">
          <text:p text:style-name="P5"><text:span text:style-name="T4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0.625cm" svg:height="6.625cm" svg:x="7.3cm" svg:y="6.175cm">
          <text:p text:style-name="P5"><text:span text:style-name="T5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75cm" svg:height="1.375cm" svg:x="10.3cm" svg:y="9.425cm">
          <text:p text:style-name="P9"><text:span text:style-name="T6">sous-système</text:span></text:p>
          <text:p text:style-name="P9"><text:span text:style-name="T6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1cm" svg:x="2.9cm" svg:y="7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1" draw:layer="layout" svg:width="2.602cm" svg:height="0.988cm" svg:x="3.575cm" svg:y="7.562cm">
          <draw:text-box>
            <text:p><text:span text:style-name="T7">socket</text:span></text:p>
          </draw:text-box>
        </draw:frame>
        <draw:frame draw:style-name="gr14" draw:text-style-name="P12" draw:layer="layout" svg:width="4.456cm" svg:height="1.555cm" svg:x="0.923cm" svg:y="4.162cm">
          <draw:text-box>
            <text:p text:style-name="P1"><text:span text:style-name="T8">modèle</text:span></text:p>
            <text:p text:style-name="P1"><text:span text:style-name="T8">contemporain</text:span></text:p>
          </draw:text-box>
        </draw:frame>
        <draw:frame draw:style-name="gr14" draw:text-style-name="P12" draw:layer="layout" svg:width="4.452cm" svg:height="1.555cm" svg:x="10.323cm" svg:y="4.163cm">
          <draw:text-box>
            <text:p text:style-name="P1"><text:span text:style-name="T8">système</text:span></text:p>
            <text:p text:style-name="P1"><text:span text:style-name="T8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14T20:37:53</dc:date>
    <meta:editing-duration>PT15H19M23S</meta:editing-duration>
    <meta:editing-cycles>51</meta:editing-cycles>
    <meta:generator>LibreOffice/3.5$Linux_X86_64 LibreOffice_project/350m1$Build-2</meta:generator>
    <meta:document-statistic meta:object-count="16"/>
  </office:meta>
</office:document-meta>
</file>